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a3026" officeooo:paragraph-rsid="000a3026"/>
    </style:style>
    <style:style style:name="P2" style:family="paragraph" style:parent-style-name="Text_20_body" style:list-style-name="L2">
      <style:text-properties officeooo:rsid="000a3026" officeooo:paragraph-rsid="000a3026"/>
    </style:style>
    <style:style style:name="P3" style:family="paragraph" style:parent-style-name="Text_20_body">
      <style:text-properties officeooo:rsid="000b178c" officeooo:paragraph-rsid="000b178c"/>
    </style:style>
    <style:style style:name="P4" style:family="paragraph" style:parent-style-name="Text_20_body" style:list-style-name="L1">
      <style:text-properties officeooo:paragraph-rsid="000b178c"/>
    </style:style>
    <style:style style:name="P5" style:family="paragraph" style:parent-style-name="Text_20_body" style:list-style-name="L3">
      <style:text-properties officeooo:rsid="000e76a2" officeooo:paragraph-rsid="000e76a2"/>
    </style:style>
    <style:style style:name="P6" style:family="paragraph" style:parent-style-name="Text_20_body" style:list-style-name="L3">
      <style:text-properties officeooo:rsid="0011d4ba" officeooo:paragraph-rsid="000e76a2"/>
    </style:style>
    <style:style style:name="P7" style:family="paragraph" style:parent-style-name="Text_20_body" style:list-style-name="L3">
      <style:text-properties officeooo:rsid="00130008" officeooo:paragraph-rsid="000e76a2"/>
    </style:style>
    <style:style style:name="P8" style:family="paragraph" style:parent-style-name="Text_20_body" style:list-style-name="L3">
      <style:text-properties officeooo:rsid="00130008" officeooo:paragraph-rsid="00130008"/>
    </style:style>
    <style:style style:name="P9" style:family="paragraph" style:parent-style-name="Text_20_body" style:list-style-name="L4">
      <style:text-properties officeooo:rsid="001387f4" officeooo:paragraph-rsid="001387f4"/>
    </style:style>
    <style:style style:name="P10" style:family="paragraph" style:parent-style-name="Heading_20_2">
      <style:text-properties officeooo:rsid="000a3026" officeooo:paragraph-rsid="000a3026"/>
    </style:style>
    <style:style style:name="P11" style:family="paragraph" style:parent-style-name="Heading_20_3">
      <style:text-properties officeooo:rsid="000a3026" officeooo:paragraph-rsid="000a3026"/>
    </style:style>
    <style:style style:name="P12" style:family="paragraph" style:parent-style-name="Heading_20_3">
      <style:text-properties officeooo:rsid="000e76a2" officeooo:paragraph-rsid="000e76a2"/>
    </style:style>
    <style:style style:name="P13" style:family="paragraph" style:parent-style-name="Heading_20_3">
      <style:text-properties officeooo:rsid="001387f4" officeooo:paragraph-rsid="001387f4"/>
    </style:style>
    <style:style style:name="T1" style:family="text">
      <style:text-properties officeooo:rsid="000b178c"/>
    </style:style>
    <style:style style:name="T2" style:family="text">
      <style:text-properties style:font-name="Liberation Serif1" officeooo:rsid="000b178c" style:font-name-asian="Liberation Serif1" style:font-name-complex="Liberation Serif1"/>
    </style:style>
    <style:style style:name="T3" style:family="text">
      <style:text-properties officeooo:rsid="000ffc5b"/>
    </style:style>
    <style:style style:name="T4" style:family="text">
      <style:text-properties officeooo:rsid="001387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Trabalhos Práticos – Reconhecimento de Orador</text:h>
      <text:h text:style-name="P11" text:outline-level="3">Datasets para Reconhecimento de Orador</text:h>
      <text:p text:style-name="P1">Speakers in The Wild (SITW):</text:p>
      <text:list xml:id="list3119757234" text:style-name="L2">
        <text:list-item>
          <text:p text:style-name="P2">299 well-known speakers, <text:span text:style-name="T2">≈6000 seconds,</text:span> with annotated core segments. </text:p>
        </text:list-item>
      </text:list>
      <text:p text:style-name="P3">VoxCeleb:</text:p>
      <text:list xml:id="list4141022122" text:style-name="L1">
        <text:list-item>
          <text:p text:style-name="P4"><text:span text:style-name="T1">1251 celebrities, 145000 total utterances, Pre-trained model exists</text:span></text:p>
        </text:list-item>
      </text:list>
      <text:h text:style-name="P12" text:outline-level="3">Ferramentas/Packages para Speech Processing</text:h>
      <text:list xml:id="list114009072" text:style-name="L3">
        <text:list-item>
          <text:p text:style-name="P5">Speechpy, <text:span text:style-name="T3">python-speech_features</text:span>: MFCC, <text:span text:style-name="T3">filterbank and log-filterbank</text:span></text:p>
        </text:list-item>
        <text:list-item>
          <text:p text:style-name="P6">scikits.talkbox: speech features + useful tools (DFT, etc)</text:p>
        </text:list-item>
        <text:list-item>
          <text:p text:style-name="P6">speaker-recognition: recognition system with GUI</text:p>
        </text:list-item>
        <text:list-item>
          <text:p text:style-name="P7">sklearn: general tools for machine learning, with GMM</text:p>
        </text:list-item>
        <text:list-item>
          <text:p text:style-name="P8">bob.bio.spear: VAD preprocessing, audio databases, acoustic features, recognition algorithms</text:p>
        </text:list-item>
        <text:list-item>
          <text:p text:style-name="P8">bob.kaldi: API for Kaldi, a C++ speaker recognition system <text:span text:style-name="T4">with feature extraction and models</text:span></text:p>
        </text:list-item>
      </text:list>
      <text:h text:style-name="P13" text:outline-level="3">Ferramentas/Packages para Machine Learning e Deep Learning</text:h>
      <text:list xml:id="list280107127" text:style-name="L4">
        <text:list-item>
          <text:p text:style-name="P9">Sklearn: machine learning geral com vários tipos de classificadores</text:p>
        </text:list-item>
        <text:list-item>
          <text:p text:style-name="P9">Tensorflow: ferramenta geral para Machine Learning com ênfase em Deep Learning (CNN, LSTM, RNN)</text:p>
        </text:list-item>
        <text:list-item>
          <text:p text:style-name="P9">Keras: Python API para Deep Learning, backend Tensor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Standard" style:next-style-name="Text_20_body" style:default-outline-level="3">
      <style:paragraph-properties fo:margin-top="0.0972in" fo:margin-bottom="0.0835in" loext:contextual-spacing="false"/>
      <style:text-properties fo:font-size="101%" fo:font-weight="bold" officeooo:rsid="000a3026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6:12:30.217342753</meta:creation-date>
    <dc:date>2018-02-21T18:50:18.824059222</dc:date>
    <meta:editing-duration>PT6M20S</meta:editing-duration>
    <meta:editing-cycles>1</meta:editing-cycles>
    <meta:document-statistic meta:table-count="0" meta:image-count="0" meta:object-count="0" meta:page-count="1" meta:paragraph-count="17" meta:word-count="136" meta:character-count="1000" meta:non-whitespace-character-count="890"/>
    <meta:generator>LibreOffice/5.4.5.1$Linux_X86_64 LibreOffice_project/40m0$Build-1</meta:generator>
  </office:meta>
</office:document-meta>
</file>